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0666" officeooo:paragraph-rsid="00020666"/>
    </style:style>
    <style:style style:name="P2" style:family="paragraph" style:parent-style-name="Standard">
      <style:paragraph-properties fo:text-align="start" style:justify-single-word="false"/>
      <style:text-properties officeooo:rsid="00020666" officeooo:paragraph-rsid="00020666"/>
    </style:style>
    <style:style style:name="P3" style:family="paragraph" style:parent-style-name="Standard">
      <style:text-properties fo:font-weight="bold" officeooo:rsid="00020666" officeooo:paragraph-rsid="00020666" style:font-weight-asian="bold" style:font-weight-complex="bold"/>
    </style:style>
    <style:style style:name="P4" style:family="paragraph" style:parent-style-name="Standard">
      <style:paragraph-properties fo:text-align="center" style:justify-single-word="false"/>
      <style:text-properties fo:font-size="16pt" fo:font-weight="bold" officeooo:rsid="00020666" officeooo:paragraph-rsid="00020666"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paragraph-rsid="00020666"/>
    </style:style>
    <style:style style:name="P6"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7" style:family="paragraph" style:parent-style-name="Standard">
      <style:paragraph-properties style:line-height-at-least="0.198in"/>
      <style:text-properties fo:color="#cccccc" loext:opacity="100%" style:font-name="Droid Sans Mono" fo:font-size="10.5pt" fo:font-weight="normal" fo:background-color="#1f1f1f"/>
    </style:style>
    <style:style style:name="P8" style:family="paragraph" style:parent-style-name="Standard">
      <style:paragraph-properties style:line-height-at-least="0.198in"/>
    </style:style>
    <style:style style:name="T1" style:family="text">
      <style:text-properties fo:font-weight="bold" style:font-weight-asian="bold" style:font-weight-complex="bold"/>
    </style:style>
    <style:style style:name="T2" style:family="text">
      <style:text-properties fo:color="#c586c0" loext:opacity="100%"/>
    </style:style>
    <style:style style:name="T3" style:family="text">
      <style:text-properties fo:color="#c586c0" loext:opacity="100%" officeooo:rsid="00020666" style:font-size-asian="16pt" style:font-weight-asian="bold" style:font-size-complex="16pt" style:font-weight-complex="bold"/>
    </style:style>
    <style:style style:name="T4" style:family="text">
      <style:text-properties fo:color="#569cd6" loext:opacity="100%"/>
    </style:style>
    <style:style style:name="T5" style:family="text">
      <style:text-properties fo:color="#ce9178" loext:opacity="100%"/>
    </style:style>
    <style:style style:name="T6" style:family="text">
      <style:text-properties fo:color="#4ec9b0" loext:opacity="100%"/>
    </style:style>
    <style:style style:name="T7" style:family="text">
      <style:text-properties fo:color="#dcdcaa" loext:opacity="100%"/>
    </style:style>
    <style:style style:name="T8" style:family="text">
      <style:text-properties fo:color="#9cdcfe" loext:opacity="100%"/>
    </style:style>
    <style:style style:name="T9" style:family="text">
      <style:text-properties officeooo:rsid="00020666"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9">Bài 1: Xem kích thước của các kiểu dữ liệu cơ bản</text:span></text:p>
      <text:p text:style-name="P7"/>
      <text:p text:style-name="P2"/>
      <text:p text:style-name="P1"><text:span text:style-name="T1">Mục đích:</text:span> Xác định dung lượng bộ nhớ mà mỗi kiểu dữ liệu cơ bản chiếm.</text:p>
      <text:p text:style-name="P1"/>
      <text:p text:style-name="P1"><text:span text:style-name="T1">Code: </text:span>sử dụng sizeof để in kích thước của int, float, double, char, bool.</text:p>
      <text:p text:style-name="P1"/>
      <text:p text:style-name="P3">Kết quả:</text:p>
      <text:p text:style-name="P1"/>
      <text:p text:style-name="P1">int thường chiếm 4 byte</text:p>
      <text:p text:style-name="P1"/>
      <text:p text:style-name="P1">float thường chiếm 4 byte</text:p>
      <text:p text:style-name="P1"/>
      <text:p text:style-name="P1">double thường chiếm 8 byte</text:p>
      <text:p text:style-name="P1"/>
      <text:p text:style-name="P1">char chiếm 1 byte</text:p>
      <text:p text:style-name="P1"/>
      <text:p text:style-name="P1">bool chiếm 1 byte</text:p>
      <text:p text:style-name="P1"/>
      <text:p text:style-name="P1">(Kích thước có thể thay đổi theo hệ điều hành hoặc trình biên dịch).</text:p>
      <text:p text:style-name="P1"/>
      <text:p text:style-name="P1"><text:span text:style-name="T1">Nhận xét: </text:span>Kích thước dữ liệu phụ thuộc vào kiến trúc hệ thống. Việc hiểu rõ giúp quản lý bộ nhớ hiệu quả hơn.</text:p>
      <text:p text:style-name="P1"/>
      <text:p text:style-name="P4">Bài 2: Sắp xếp thành viên trong struct</text:p>
      <text:p text:style-name="P4"/>
      <text:p text:style-name="P1"/>
      <text:p text:style-name="P1">Mục đích: Kiểm tra ảnh hưởng của thứ tự sắp xếp thành viên trong struct đến kích thước bộ nhớ.</text:p>
      <text:p text:style-name="P1"/>
      <text:p text:style-name="P1">Code: Tạo nhiều struct với các kiểu dữ liệu giống nhau nhưng sắp xếp khác nhau. Dùng sizeof để in ra kích thước.</text:p>
      <text:p text:style-name="P1"/>
      <text:p text:style-name="P1">Kết quả: Các struct có thể có kích thước khác nhau do bộ nhớ được căn chỉnh (memory alignment). Thành viên nhỏ nếu đặt xen kẽ giữa thành viên lớn sẽ gây ra lãng phí bộ nhớ (padding).</text:p>
      <text:p text:style-name="P1"/>
      <text:p text:style-name="P1">Nhận xét: Nên sắp xếp thành viên theo thứ tự từ lớn đến nhỏ để tiết kiệm bộ nhớ.</text:p>
      <text:p text:style-name="P1"/>
      <text:p text:style-name="P4">Bài 3: So sánh struct và union</text:p>
      <text:p text:style-name="P1"/>
      <text:p text:style-name="P1">Mục đích: Hiểu sự khác biệt trong cách cấp phát bộ nhớ giữa struct và union.</text:p>
      <text:p text:style-name="P1"/>
      <text:p text:style-name="P1">Code: Tạo struct và union với cùng các thành viên. Dùng sizeof để kiểm tra.</text:p>
      <text:p text:style-name="P1"/>
      <text:p text:style-name="P1">Kết quả:</text:p>
      <text:p text:style-name="P1"/>
      <text:p text:style-name="P1">struct: dung lượng bằng tổng kích thước các thành viên (cộng thêm padding).</text:p>
      <text:p text:style-name="P1"/>
      <text:p text:style-name="P1">union: dung lượng bằng kích thước thành viên lớn nhất.</text:p>
      <text:p text:style-name="P1"/>
      <text:p text:style-name="P1">Nhận xét: union giúp tiết kiệm bộ nhớ khi chỉ cần dùng một thành viên tại một thời điểm.</text:p>
      <text:p text:style-name="P1"/>
      <text:p text:style-name="P4"><text:soft-page-break/>Bài 4: Các loại biến trong C++</text:p>
      <text:p text:style-name="P1"/>
      <text:p text:style-name="P1">Mục đích: Phân biệt các biến được cấp phát khác nhau: toàn cục, cục bộ, static, dynamic.</text:p>
      <text:p text:style-name="P1"/>
      <text:p text:style-name="P1">Code: Tạo biến toàn cục, biến cục bộ trong hàm, biến static và cấp phát động bằng new.</text:p>
      <text:p text:style-name="P1"/>
      <text:p text:style-name="P1">Kết quả:</text:p>
      <text:p text:style-name="P1"/>
      <text:p text:style-name="P1">Biến toàn cục: được lưu ở vùng dữ liệu toàn cục, tồn tại suốt chương trình.</text:p>
      <text:p text:style-name="P1"/>
      <text:p text:style-name="P1">Biến cục bộ: được cấp phát trong ngăn xếp (stack), chỉ tồn tại trong hàm.</text:p>
      <text:p text:style-name="P1"/>
      <text:p text:style-name="P1">Biến static: được lưu ở vùng dữ liệu tĩnh, tồn tại suốt chương trình nhưng chỉ có phạm vi trong hàm hoặc file.</text:p>
      <text:p text:style-name="P1"/>
      <text:p text:style-name="P1">Biến dynamic: được cấp phát trên heap bằng new, tồn tại cho đến khi được delete.</text:p>
      <text:p text:style-name="P1"/>
      <text:p text:style-name="P1">Nhận xét: Việc hiểu rõ giúp sử dụng biến hợp lý, tránh rò rỉ bộ nhớ.</text:p>
      <text:p text:style-name="P1"/>
      <text:p text:style-name="P4">Bài 5: Overloading trong C++</text:p>
      <text:p text:style-name="P1"/>
      <text:p text:style-name="P1">Mục đích: Thể hiện tính năng nạp chồng hàm (function overloading).</text:p>
      <text:p text:style-name="P1"/>
      <text:p text:style-name="P1">Code: Tạo nhiều hàm add với cùng tên nhưng tham số khác nhau (int, double, 3 tham số).</text:p>
      <text:p text:style-name="P1"/>
      <text:p text:style-name="P1">Kết quả: Khi gọi add, trình biên dịch sẽ chọn đúng hàm dựa vào kiểu dữ liệu truyền vào.</text:p>
      <text:p text:style-name="P1"/>
      <text:p text:style-name="P1">Nhận xét: Overloading giúp chương trình dễ đọc, dễ sử dụng hơn mà không cần đặt nhiều tên hàm khác nhau.</text:p>
      <text:p text:style-name="P1"/>
      <text:p text:style-name="P4">Bài 6: Truyền tham trị và tham chiếu</text:p>
      <text:p text:style-name="P1"/>
      <text:p text:style-name="P1">Mục đích: So sánh ảnh hưởng khi truyền tham trị và truyền tham chiếu cho hàm.</text:p>
      <text:p text:style-name="P1"/>
      <text:p text:style-name="P1">Code:</text:p>
      <text:p text:style-name="P1"/>
      <text:p text:style-name="P1">Hàm passByValue(int x) thay đổi giá trị tham số.</text:p>
      <text:p text:style-name="P1"/>
      <text:p text:style-name="P1">Hàm passByReference(int&amp; x) thay đổi giá trị tham chiếu.</text:p>
      <text:p text:style-name="P1"/>
      <text:p text:style-name="P1">Kết quả:</text:p>
      <text:p text:style-name="P1"/>
      <text:p text:style-name="P1">Truyền tham trị: chỉ thay đổi bản sao, biến gốc không đổi.</text:p>
      <text:p text:style-name="P1"/>
      <text:p text:style-name="P1">Truyền tham chiếu: thay đổi trực tiếp biến gốc.</text:p>
      <text:p text:style-name="P1"/>
      <text:p text:style-name="P1">Nhận xét: Nên dùng truyền tham chiếu khi muốn thay đổi giá trị biến bên ngoài hoặc khi cần tối ưu bộ nhớ (không tạo bản sa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6T17:39:31.898581529</meta:creation-date>
    <dc:date>2025-09-26T17:51:01.332460801</dc:date>
    <meta:editing-duration>PT37S</meta:editing-duration>
    <meta:editing-cycles>1</meta:editing-cycles>
    <meta:document-statistic meta:table-count="0" meta:image-count="0" meta:object-count="0" meta:page-count="2" meta:paragraph-count="46" meta:word-count="592" meta:character-count="2846" meta:non-whitespace-character-count="2300"/>
    <meta:generator>LibreOffice/24.2.7.2$Linux_X86_64 LibreOffice_project/420$Build-2</meta:generator>
  </office:meta>
</office:document-meta>
</file>